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 table:number-rows-repeated="2">
          <table:table-cell table:style-name="ce104"/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8" calcext:value-type="float">
            <text:p>14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8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/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0:14:27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10T01:26:26.992000000</dc:date>
    <meta:editing-duration>P54DT17H45M38S</meta:editing-duration>
    <meta:editing-cycles>78</meta:editing-cycles>
    <meta:generator>LibreOffice/7.0.3.1$Windows_X86_64 LibreOffice_project/d7547858d014d4cf69878db179d326fc3483e082</meta:generator>
    <meta:document-statistic meta:table-count="4" meta:cell-count="1323" meta:object-count="0"/>
  </office:meta>
</office:document-meta>
</file>